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2b804" officeooo:paragraph-rsid="0002b804"/>
    </style:style>
    <style:style style:name="P2" style:family="paragraph" style:parent-style-name="Standard">
      <style:text-properties officeooo:rsid="0002b804" officeooo:paragraph-rsid="0002b804"/>
    </style:style>
    <style:style style:name="P3" style:family="paragraph" style:parent-style-name="Standard">
      <style:text-properties officeooo:rsid="0002b804" officeooo:paragraph-rsid="0003e90d"/>
    </style:style>
    <style:style style:name="P4" style:family="paragraph" style:parent-style-name="Standard">
      <style:text-properties officeooo:rsid="0002b804" officeooo:paragraph-rsid="0004f4f3"/>
    </style:style>
    <style:style style:name="P5" style:family="paragraph" style:parent-style-name="Standard">
      <style:text-properties officeooo:paragraph-rsid="0004f4f3"/>
    </style:style>
    <style:style style:name="P6" style:family="paragraph" style:parent-style-name="Standard">
      <style:text-properties officeooo:rsid="0004f4f3" officeooo:paragraph-rsid="0004f4f3"/>
    </style:style>
    <style:style style:name="T1" style:family="text">
      <style:text-properties officeooo:rsid="0002b804"/>
    </style:style>
    <style:style style:name="T2" style:family="text">
      <style:text-properties officeooo:rsid="00033ebd"/>
    </style:style>
    <style:style style:name="T3" style:family="text">
      <style:text-properties officeooo:rsid="0003e90d"/>
    </style:style>
    <style:style style:name="T4" style:family="text">
      <style:text-properties officeooo:rsid="0004cacf"/>
    </style:style>
    <style:style style:name="T5" style:family="text">
      <style:text-properties officeooo:rsid="0004f4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1582982" text:style-name="L1">
        <text:list-item>
          <text:p text:style-name="P1">Var resume = <text:span text:style-name="T2">[</text:span></text:p>
          <text:p text:style-name="P1">“basic”={</text:p>
          <text:list>
            <text:list-item>
              <text:list>
                <text:list-header>
                  <text:p text:style-name="P1">“name”: “sathishkumar”,</text:p>
                  <text:p text:style-name="P1">“email”: “<text:a xlink:type="simple" xlink:href="mailto:sathish04vsk@gmail.com" text:style-name="Internet_20_link" text:visited-style-name="Visited_20_Internet_20_Link">sathish04vsk@gmail.com</text:a>”,</text:p>
                  <text:p text:style-name="P1">“phone”: “+919003386200”,</text:p>
                  <text:p text:style-name="P1">“web site”: “sathishkumarvenkatesan.co.in”</text:p>
                  <text:p text:style-name="P1">},</text:p>
                </text:list-header>
              </text:list>
            </text:list-item>
          </text:list>
        </text:list-item>
      </text:list>
      <text:p text:style-name="P2"><text:s text:c="13"/>“location”={</text:p>
      <text:p text:style-name="P2"><text:s/><text:tab/><text:tab/>“address”: “1/33 selliyamman kovil street”,</text:p>
      <text:p text:style-name="P2"><text:tab/><text:tab/>“village”: “mudur village”,</text:p>
      <text:p text:style-name="P2"><text:tab/><text:tab/>“city”: “vandavasi”,</text:p>
      <text:p text:style-name="P2"><text:tab/><text:tab/>“postalcode”: “604406”,</text:p>
      <text:p text:style-name="P2"><text:tab/><text:tab/>“<text:span text:style-name="T2">state”: “tamilnadu”,</text:span></text:p>
      <text:p text:style-name="P2"><text:tab/><text:tab/>“region”: “india”</text:p>
      <text:p text:style-name="P2"><text:s/><text:tab/><text:tab/><text:span text:style-name="T2">},</text:span></text:p>
      <text:p text:style-name="P2"><text:tab/>“<text:span text:style-name="T2">work”={</text:span></text:p>
      <text:p text:style-name="P2"><text:tab/><text:tab/>“<text:span text:style-name="T2">company”= “itranzs esolution private limited”,</text:span></text:p>
      <text:p text:style-name="P2"><text:tab/><text:tab/>“<text:span text:style-name="T2">position”= “tech assistent”,</text:span></text:p>
      <text:p text:style-name="P2"><text:tab/><text:tab/>“<text:span text:style-name="T2">start date”= “August 2021”,</text:span></text:p>
      <text:p text:style-name="P2"><text:tab/><text:tab/>“<text:span text:style-name="T2">end date”= “”</text:span></text:p>
      <text:p text:style-name="P2"><text:tab/><text:tab/><text:span text:style-name="T2">},</text:span></text:p>
      <text:p text:style-name="P3"><text:tab/>“<text:span text:style-name="T2">education”=</text:span><text:span text:style-name="T3">[</text:span></text:p>
      <text:p text:style-name="P3"><text:span text:style-name="T2"><text:tab/><text:tab/>{</text:span></text:p>
      <text:p text:style-name="P2"><text:tab/><text:tab/>“<text:span text:style-name="T2">institution”: “thiruvalluvar colleage of enginnering and technology”,</text:span></text:p>
      <text:p text:style-name="P3"><text:tab/><text:tab/>“<text:span text:style-name="T3">area”: “vandavasai”,</text:span></text:p>
      <text:p text:style-name="P3"><text:span text:style-name="T3"><text:tab/><text:tab/>“degree”: “bacholor of engineering”,</text:span></text:p>
      <text:p text:style-name="P3"><text:span text:style-name="T3"><text:tab/><text:tab/>“branch”: “Electronics and Communication Engineering”, </text:span></text:p>
      <text:p text:style-name="P3"><text:tab/><text:tab/>“<text:span text:style-name="T3">cgpa”: “8”</text:span></text:p>
      <text:p text:style-name="P3"><text:tab/><text:tab/><text:span text:style-name="T3">}</text:span></text:p>
      <text:p text:style-name="P3"><text:tab/><text:tab/><text:span text:style-name="T4">],</text:span></text:p>
      <text:p text:style-name="P3"><text:tab/>“<text:span text:style-name="T4">skills”= {</text:span></text:p>
      <text:p text:style-name="P4"><text:tab/><text:tab/>"name": "A category of job skills (e.g. 'Programming Languages')",</text:p>
      <text:p text:style-name="P4"><text:tab/><text:tab/>"level": "<text:span text:style-name="T5">intermediate</text:span>",</text:p>
      <text:p text:style-name="P4"><text:tab/><text:tab/>"keywords": [</text:p>
      <text:p text:style-name="P5"><text:span text:style-name="T1"><text:tab/><text:tab/>"Keywords under this category (e.g. 'Java</text:span><text:span text:style-name="T5">Script</text:span><text:span text:style-name="T1">', '</text:span><text:span text:style-name="T5">python</text:span><text:span text:style-name="T1">', etc)"</text:span></text:p>
      <text:p text:style-name="P5"><text:tab/><text:tab/>]</text:p>
      <text:p text:style-name="P6"><text:tab/><text:tab/>},</text:p>
      <text:p text:style-name="P6"><text:tab/>“languages”={</text:p>
      <text:p text:style-name="P6"><text:tab/><text:tab/><text:span text:style-name="T1">"language": "</text:span>Tamil<text:span text:style-name="T1">",</text:span></text:p>
      <text:p text:style-name="P5"><text:span text:style-name="T5"><text:tab/><text:tab/>"language": "English",</text:span></text:p>
      <text:p text:style-name="P5"><text:tab/><text:tab/>"language": "<text:span text:style-name="T5">Malayalam</text:span>"</text:p>
      <text:p text:style-name="P5"><text:tab/><text:tab/><text:span text:style-name="T5">}</text:span></text:p>
      <text:p text:style-name="P6">];</text:p>
      <text:p text:style-name="P6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0T11:03:32.146629303</meta:creation-date>
    <dc:date>2021-11-20T12:15:40.021312804</dc:date>
    <meta:editing-duration>PT9M6S</meta:editing-duration>
    <meta:editing-cycles>1</meta:editing-cycles>
    <meta:document-statistic meta:table-count="0" meta:image-count="0" meta:object-count="0" meta:page-count="1" meta:paragraph-count="44" meta:word-count="115" meta:character-count="1003" meta:non-whitespace-character-count="856"/>
    <meta:generator>LibreOffice/6.4.7.2$Linux_X86_64 LibreOffice_project/40$Build-2</meta:generator>
  </office:meta>
</office:document-meta>
</file>